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horizontal-align="justify" draw:textarea-vertical-align="top" draw:auto-grow-height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marker-start-width="0.3cm" draw:marker-end="Arrow" draw:marker-end-width="0.3cm" draw:fill="solid" draw:fill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336cm" svg:height="6.223cm" svg:x="11.671cm" svg:y="6.077cm">
          <text:p text:style-name="P1"><text:span text:style-name="T1">Central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032cm" svg:x="5.767cm" svg:y="10.139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2.413cm" svg:x="5.629cm" svg:y="5.504cm">
          <text:p text:style-name="P1">Street </text:p>
          <text:p text:style-name="P1">Payment </text:p>
          <text:p text:style-name="P1">Mach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2.032cm" svg:x="21.388cm" svg:y="1.759cm">
          <text:p text:style-name="P1">SMS Cen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4.191cm" svg:x="6.945cm" svg:y="15.067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99cm" svg:height="3.302cm" svg:x="23.498cm" svg:y="12.224cm">
          <text:p text:style-name="P1">Map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413cm" svg:x="5.386cm" svg:y="1.632cm">
          <text:p text:style-name="P1">Phone</text:p>
          <text:p text:style-name="P1">(SMS Payment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937cm" svg:height="2.921cm" svg:x="24.498cm" svg:y="7.093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draw:layer="layout" svg:width="6.223cm" svg:height="0.889cm" svg:x="14.068cm" svg:y="11.157cm">
          <text:p text:style-name="P1"><text:span text:style-name="T2">Models/Service lay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32cm" svg:height="1.473cm" draw:transform="rotate (-1.5707963267949) translate (13.336cm 6.331cm)">
          <text:p text:style-name="P1">Templat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461cm" svg:height="2.413cm" svg:x="14.584cm" svg:y="7.474cm">
          <text:p text:style-name="P1">View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7.197cm" svg:y1="11.157cm" svg:x2="17.259cm" svg:y2="9.887cm">
          <text:p/>
        </draw:line>
        <draw:custom-shape draw:style-name="gr8" draw:text-style-name="P1" draw:layer="layout" svg:width="1.651cm" svg:height="2.032cm" svg:x="1.892cm" svg:y="6.43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1" draw:layer="layout" svg:width="1.905cm" svg:height="3.067cm" draw:transform="rotate (2.42600766027212) translate (3.61cm 6.479cm)">
          <text:p/>
          <draw:enhanced-geometry svg:viewBox="0 0 21600 21600" draw:text-areas="?f0 0 ?f2 ?f5" draw:type="down-arrow" draw:modifiers="15820.3567681007 7887.513116474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905cm" svg:height="1.905cm" draw:transform="rotate (1.55334303427495) translate (3.575cm 7.704cm)">
          <text:p/>
          <draw:enhanced-geometry svg:viewBox="0 0 21600 21600" draw:text-areas="?f0 0 ?f2 ?f5" draw:type="down-arrow" draw:modifiers="11570.6190975866 7502.203567681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683cm" svg:height="7.759cm" draw:transform="rotate (0.523598775598299) translate (2.554cm 9.174cm)">
          <text:p/>
          <draw:enhanced-geometry svg:viewBox="0 0 21600 21600" draw:text-areas="?f0 0 ?f2 ?f5" draw:type="down-arrow" draw:modifiers="20031.5577889447 8115.789473684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1.176cm" svg:height="0.635cm" svg:x="10.174cm" svg:y="2.529cm">
          <text:p text:style-name="P1">SMS-confirmation</text:p>
          <draw:enhanced-geometry svg:viewBox="0 0 21600 21600" draw:text-areas="?f5 ?f1 ?f6 ?f3" draw:type="left-right-arrow" draw:modifiers="757.55569473025 8864.1509433962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2.794cm" svg:height="0.635cm" svg:x="8.877cm" svg:y="10.674cm">
          <text:p text:style-name="P1">http</text:p>
          <draw:enhanced-geometry svg:viewBox="0 0 21600 21600" draw:text-areas="?f5 ?f1 ?f6 ?f3" draw:type="left-right-arrow" draw:modifiers="2405.01285347044 90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2.413cm" svg:height="0.635cm" svg:x="9.255cm" svg:y="6.331cm">
          <text:p text:style-name="P1">http</text:p>
          <draw:enhanced-geometry svg:viewBox="0 0 21600 21600" draw:text-areas="?f5 ?f1 ?f6 ?f3" draw:type="left-right-arrow" draw:modifiers="2405.01285347044 90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3.556cm" svg:height="0.635cm" svg:x="20.942cm" svg:y="8.363cm">
          <text:p/>
          <draw:enhanced-geometry svg:viewBox="0 0 21600 21600" draw:text-areas="?f5 ?f1 ?f6 ?f3" draw:type="left-right-arrow" draw:modifiers="2405.01285347044 90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3.556cm" svg:height="0.635cm" draw:transform="rotate (-0.785398163397448) translate (21.178cm 10.816cm)">
          <text:p/>
          <draw:enhanced-geometry svg:viewBox="0 0 21600 21600" draw:text-areas="?f5 ?f1 ?f6 ?f3" draw:type="left-right-arrow" draw:modifiers="2405.01285347044 90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3.734cm" svg:height="0.635cm" draw:transform="rotate (-2.35619449019235) translate (23.863cm 3.986cm)">
          <text:p/>
          <draw:enhanced-geometry svg:viewBox="0 0 21600 21600" draw:text-areas="?f5 ?f1 ?f6 ?f3" draw:type="left-right-arrow" draw:modifiers="2405.01285347044 90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1" draw:layer="layout" svg:x1="13.387cm" svg:y1="8.109cm" svg:x2="14.592cm" svg:y2="8.363cm">
          <text:p/>
        </draw:line>
        <draw:custom-shape draw:style-name="gr11" draw:text-style-name="P1" draw:layer="layout" svg:width="3.207cm" svg:height="0.635cm" draw:transform="rotate (-2.0943951023932) translate (12.866cm 12.452cm)">
          <text:p/>
          <draw:enhanced-geometry svg:viewBox="0 0 21600 21600" draw:text-areas="?f5 ?f1 ?f6 ?f3" draw:type="left-right-arrow" draw:modifiers="2405.01285347044 90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905cm" svg:height="1.905cm" draw:transform="rotate (1.0471975511966) translate (3.127cm 9.293cm)">
          <text:p/>
          <draw:enhanced-geometry svg:viewBox="0 0 21600 21600" draw:text-areas="?f0 0 ?f2 ?f5" draw:type="down-arrow" draw:modifiers="11570.6190975866 7502.203567681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2.267cm" svg:height="0.962cm" draw:transform="rotate (1.5707963267949) translate (0.919cm 8.598cm)">
          <draw:text-box>
            <text:p text:style-name="P4"><text:span text:style-name="T3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oliver </meta:initial-creator>
    <meta:creation-date>2014-04-13T14:13:32</meta:creation-date>
    <dc:date>2014-04-15T20:03:25</dc:date>
    <dc:creator>Gooliver </dc:creator>
    <meta:editing-duration>PT8H29M50S</meta:editing-duration>
    <meta:editing-cycles>4</meta:editing-cycles>
    <meta:generator>LibreOffice/4.0.2.2$Linux_x86 LibreOffice_project/400m0$Build-2</meta:generator>
    <meta:document-statistic meta:object-count="26"/>
  </office:meta>
</office:document-meta>
</file>